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89cm"/>
    </style:style>
    <style:style style:name="co4" style:family="table-column">
      <style:table-column-properties fo:break-before="auto" style:column-width="4.133cm"/>
    </style:style>
    <style:style style:name="co5" style:family="table-column">
      <style:table-column-properties fo:break-before="auto" style:column-width="7.962cm"/>
    </style:style>
    <style:style style:name="co6" style:family="table-column">
      <style:table-column-properties fo:break-before="auto" style:column-width="6.95cm"/>
    </style:style>
    <style:style style:name="co7" style:family="table-column">
      <style:table-column-properties fo:break-before="auto" style:column-width="2.847cm"/>
    </style:style>
    <style:style style:name="co8" style:family="table-column">
      <style:table-column-properties fo:break-before="auto" style:column-width="2.678cm"/>
    </style:style>
    <style:style style:name="co9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nn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1"/>
    <style:style style:name="ce12" style:family="table-cell" style:parent-style-name="Default" style:data-style-name="N111">
      <style:table-cell-properties fo:background-color="#cccccc"/>
    </style:style>
    <style:style style:name="ce13" style:family="table-cell" style:parent-style-name="Default" style:data-style-name="N111">
      <style:table-cell-properties fo:background-color="transparent"/>
    </style:style>
    <style:style style:name="ce14" style:family="table-cell" style:parent-style-name="Default" style:data-style-name="N109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11"/>
        <table:table-column table:style-name="co8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4" office:value-type="string" table:number-columns-spanned="3" table:number-rows-spanned="1">
            <text:p>Node component list</text:p>
          </table:table-cell>
          <table:covered-table-cell table:style-name="ce9"/>
          <table:covered-table-cell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" office:value-type="string">
            <text:p>Qty</text:p>
          </table:table-cell>
          <table:table-cell table:style-name="ce1" office:value-type="string">
            <text:p>Part no.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Comment</text:p>
          </table:table-cell>
          <table:table-cell table:style-name="ce1"/>
          <table:table-cell table:style-name="ce1" office:value-type="string">
            <text:p>Cost (USD)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1"/>
          <table:table-cell table:style-name="ce6" office:value-type="string">
            <text:p>Olimexino STM32 H103</text:p>
          </table:table-cell>
          <table:table-cell table:style-name="ce1"/>
          <table:table-cell/>
          <table:table-cell office:value-type="currency" office:currency="USD" office:value="75">
            <text:p>$75,00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M-406A SiRF III</text:p>
          </table:table-cell>
          <table:table-cell table:style-name="ce6" office:value-type="string">
            <text:p>GPS</text:p>
          </table:table-cell>
          <table:table-cell table:style-name="ce1"/>
          <table:table-cell/>
          <table:table-cell office:value-type="currency" office:currency="USD" office:value="60">
            <text:p>$60,00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F200PD1</text:p>
          </table:table-cell>
          <table:table-cell office:value-type="string">
            <text:p>Synapse RF transciever</text:p>
          </table:table-cell>
          <table:table-cell table:number-columns-repeated="2"/>
          <table:table-cell office:value-type="currency" office:currency="USD" office:value="27">
            <text:p>$27,00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float" office:value="39252">
            <text:p>39252</text:p>
          </table:table-cell>
          <table:table-cell office:value-type="string">
            <text:p>Synapse Breakout Board</text:p>
          </table:table-cell>
          <table:table-cell table:style-name="ce10" office:value-type="string">
            <text:p><text:a xlink:href="http://www.solarbotics.com/product/39252/">http://www.solarbotics.com/product/39252/</text:a>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" office:value-type="string">
            <text:p>SN171GG-N</text:p>
          </table:table-cell>
          <table:table-cell table:style-name="ce2" office:value-type="string">
            <text:p>SNAP ProtoBoard</text:p>
          </table:table-cell>
          <table:table-cell table:style-name="ce2" table:number-columns-repeated="2"/>
          <table:table-cell table:style-name="ce12" office:value-type="currency" office:currency="USD" office:value="42">
            <text:p>$42,00</text:p>
          </table:table-cell>
          <table:table-cell table:style-name="ce2"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>
            <text:p>RF power amplifier</text:p>
          </table:table-cell>
          <table:table-cell table:style-name="ce2" table:number-columns-repeated="2"/>
          <table:table-cell table:style-name="ce12" office:value-type="currency" office:currency="USD" office:value="180">
            <text:p>$180,00</text:p>
          </table:table-cell>
          <table:table-cell table:style-name="ce2" table:number-columns-repeated="1018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RF Antenna 15 dBi Omnidirectional</text:p>
          </table:table-cell>
          <table:table-cell office:value-type="string">
            <text:p>(radiolabs / komplett)</text:p>
          </table:table-cell>
          <table:table-cell/>
          <table:table-cell office:value-type="currency" office:currency="USD" office:value="150">
            <text:p>$150,00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16 GB microSD card (high quality)</text:p>
          </table:table-cell>
          <table:table-cell table:number-columns-repeated="2"/>
          <table:table-cell office:value-type="currency" office:currency="USD" office:value="33">
            <text:p>$33,00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DS1282EVM</text:p>
          </table:table-cell>
          <table:table-cell office:value-type="string">
            <text:p>ADC 24bit</text:p>
          </table:table-cell>
          <table:table-cell table:number-columns-repeated="2"/>
          <table:table-cell office:value-type="currency" office:currency="USD" office:value="49">
            <text:p>$49,00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SS-110-03-L-D</text:p>
          </table:table-cell>
          <table:table-cell office:value-type="string">
            <text:p>ADS1282EVM Headers 20 pin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SS-105-03-L-D</text:p>
          </table:table-cell>
          <table:table-cell office:value-type="string">
            <text:p>ADS1282EVM Headers 10 pin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Hydrophone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Battery 12V 100Ah</text:p>
          </table:table-cell>
          <table:table-cell table:number-columns-repeated="2"/>
          <table:table-cell office:value-type="currency" office:currency="USD" office:value="250">
            <text:p>$250,00</text:p>
          </table:table-cell>
          <table:table-cell table:style-name="ce14"/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Bo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>
            <text:p>Power regulation and preamp/buffer</text:p>
          </table:table-cell>
          <table:table-cell table:number-columns-repeated="1022"/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string">
            <text:p>TEN 5-1222</text:p>
          </table:table-cell>
          <table:table-cell office:value-type="string">
            <text:p>DC / DC 9 – 18 -&gt; +/- 12V</text:p>
          </table:table-cell>
          <table:table-cell table:number-columns-repeated="2"/>
          <table:table-cell office:value-type="currency" office:currency="USD" office:value="86">
            <text:p>$86,00</text:p>
          </table:table-cell>
          <table:table-cell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/>
          <table:table-cell table:style-name="ce3" office:value-type="string">
            <text:p>Switching voltage reg +5V</text:p>
          </table:table-cell>
          <table:table-cell table:style-name="ce3" table:number-columns-repeated="2"/>
          <table:table-cell table:style-name="ce13"/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/>
          <table:table-cell table:style-name="ce3" office:value-type="string">
            <text:p>Voltage reg +10V</text:p>
          </table:table-cell>
          <table:table-cell table:style-name="ce3" table:number-columns-repeated="2"/>
          <table:table-cell table:style-name="ce13"/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/>
          <table:table-cell table:style-name="ce3" office:value-type="string">
            <text:p>Voltage reg -10V</text:p>
          </table:table-cell>
          <table:table-cell table:style-name="ce3" table:number-columns-repeated="2"/>
          <table:table-cell table:style-name="ce13"/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/>
          <table:table-cell table:style-name="ce3" office:value-type="string">
            <text:p>Voltage reg +6V</text:p>
          </table:table-cell>
          <table:table-cell table:style-name="ce3" table:number-columns-repeated="2"/>
          <table:table-cell table:style-name="ce13"/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/>
          <table:table-cell table:style-name="ce3" office:value-type="string">
            <text:p>Voltage reg -6V</text:p>
          </table:table-cell>
          <table:table-cell table:style-name="ce3" table:number-columns-repeated="2"/>
          <table:table-cell table:style-name="ce13"/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/>
          <table:table-cell table:style-name="ce3" office:value-type="string">
            <text:p>Voltage reg -5V</text:p>
          </table:table-cell>
          <table:table-cell table:style-name="ce3" table:number-columns-repeated="2"/>
          <table:table-cell table:style-name="ce13"/>
          <table:table-cell table:style-name="ce3" table:number-columns-repeated="1018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7" office:value-type="string">
            <text:p>4,7kOhm</text:p>
          </table:table-cell>
          <table:table-cell/>
          <table:table-cell table:style-name="ce3" office:value-type="string">
            <text:p>Pull-up I2C</text:p>
          </table:table-cell>
          <table:table-cell table:style-name="ce3"/>
          <table:table-cell table:style-name="ce13"/>
          <table:table-cell table:style-name="ce3" table:number-columns-repeated="1018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7" office:value-type="string">
            <text:p>100 uF</text:p>
          </table:table-cell>
          <table:table-cell table:style-name="ce3" table:number-columns-repeated="3"/>
          <table:table-cell table:style-name="ce13"/>
          <table:table-cell table:style-name="ce3" table:number-columns-repeated="1018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7" office:value-type="string">
            <text:p>0.1 uF</text:p>
          </table:table-cell>
          <table:table-cell table:style-name="ce3" table:number-columns-repeated="3"/>
          <table:table-cell table:style-name="ce13"/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>
            <text:p>0.3 uF</text:p>
          </table:table-cell>
          <table:table-cell table:style-name="ce3" table:number-columns-repeated="3"/>
          <table:table-cell table:style-name="ce13"/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>
            <text:p>380 pF</text:p>
          </table:table-cell>
          <table:table-cell table:style-name="ce3" table:number-columns-repeated="3"/>
          <table:table-cell table:style-name="ce13"/>
          <table:table-cell table:style-name="ce3" table:number-columns-repeated="1018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7" office:value-type="string">
            <text:p>2.2uF</text:p>
          </table:table-cell>
          <table:table-cell table:style-name="ce3" table:number-columns-repeated="3"/>
          <table:table-cell table:style-name="ce13"/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>
            <text:p>41.67 kOhm</text:p>
          </table:table-cell>
          <table:table-cell table:style-name="ce3" table:number-columns-repeated="3"/>
          <table:table-cell table:style-name="ce13"/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>
            <text:p>58.33 kOhm</text:p>
          </table:table-cell>
          <table:table-cell table:style-name="ce3" table:number-columns-repeated="3"/>
          <table:table-cell table:style-name="ce13"/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>
            <text:p>OPA620</text:p>
          </table:table-cell>
          <table:table-cell table:style-name="ce3"/>
          <table:table-cell table:style-name="ce3" office:value-type="string">
            <text:p>(alt: LM833N)</text:p>
          </table:table-cell>
          <table:table-cell table:style-name="ce3"/>
          <table:table-cell table:style-name="ce13"/>
          <table:table-cell table:style-name="ce3"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8" office:value-type="string" table:number-columns-spanned="3" table:number-rows-spanned="1">
            <text:p>Logging point component list</text:p>
          </table:table-cell>
          <table:covered-table-cell table:style-name="ce9"/>
          <table:covered-table-cell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office:value-type="string">
            <text:p>RF200PD1</text:p>
          </table:table-cell>
          <table:table-cell office:value-type="string">
            <text:p>Synapse RF transciever</text:p>
          </table:table-cell>
          <table:table-cell table:number-columns-repeated="2"/>
          <table:table-cell office:value-type="currency" office:currency="USD" office:value="40">
            <text:p>$40,0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RF Antenna 15 dBi Omnidirectional</text:p>
          </table:table-cell>
          <table:table-cell table:number-columns-repeated="2"/>
          <table:table-cell office:value-type="currency" office:currency="USD" office:value="150">
            <text:p>$150,0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RF power amplifier</text:p>
          </table:table-cell>
          <table:table-cell table:number-columns-repeated="2"/>
          <table:table-cell office:value-type="currency" office:currency="USD" office:value="180">
            <text:p>$180,0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N132HO-NR</text:p>
          </table:table-cell>
          <table:table-cell office:value-type="string">
            <text:p>SNAPStick USB module</text:p>
          </table:table-cell>
          <table:table-cell table:number-columns-repeated="2"/>
          <table:table-cell office:value-type="currency" office:currency="USD" office:value="37.23">
            <text:p>$37,23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Computer</text:p>
          </table:table-cell>
          <table:table-cell table:number-columns-repeated="1021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16T17:23:54</meta:creation-date>
    <meta:generator>LibreOffice/3.5$Linux_X86_64 LibreOffice_project/350m1$Build-102</meta:generator>
    <dc:date>2012-04-18T15:40:53</dc:date>
    <meta:editing-duration>PT6H49M58S</meta:editing-duration>
    <meta:editing-cycles>73</meta:editing-cycles>
    <dc:creator>Gaute Hope</dc:creator>
    <meta:document-statistic meta:table-count="3" meta:cell-count="99" meta:object-count="0"/>
  </office:meta>
</office:document-meta>
</file>